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a45d" officeooo:paragraph-rsid="0008a45d"/>
    </style:style>
    <style:style style:name="T1" style:family="text">
      <style:text-properties officeooo:rsid="00095a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 alle genen met TFBS MAFg::TCF11 <text:s/>in GO-enrichment analysis, zijn immuuntermen enriched?</text:p>
      <text:p text:style-name="P1"/>
      <text:p text:style-name="P1">→<text:span text:style-name="T1"> check uberhaupt alle relevante TFBS in GO, zoek literatuur/onderbouwing, bral er wat ov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09:41:41.135719464</meta:creation-date>
    <dc:date>2017-03-03T17:20:46.736490079</dc:date>
    <meta:editing-duration>PT6H48M48S</meta:editing-duration>
    <meta:editing-cycles>1</meta:editing-cycles>
    <meta:document-statistic meta:table-count="0" meta:image-count="0" meta:object-count="0" meta:page-count="1" meta:paragraph-count="2" meta:word-count="26" meta:character-count="184" meta:non-whitespace-character-count="159"/>
    <meta:generator>LibreOffice/5.1.6.2$Linux_X86_64 LibreOffice_project/10m0$Build-2</meta:generator>
  </office:meta>
</office:document-meta>
</file>